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5" style:family="graphic" style:parent-style-name="objectwithoutfill">
      <style:graphic-properties draw:marker-end="Diamon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4cm"/>
    </style:style>
    <style:style style:name="gr9" style:family="graphic" style:parent-style-name="objectwithoutfill">
      <style:graphic-properties draw:marker-end="Short_20_line_20_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032cm" svg:height="0.635cm" svg:x="7.339cm" svg:y="5.381cm">
          <text:p text:style-name="P1"><text:span text:style-name="T1">CTSManager</text:span></text:p>
        </draw:rect>
        <draw:rect draw:style-name="gr1" draw:text-style-name="P2" xml:id="id2" draw:id="id2" draw:layer="layout" svg:width="2.032cm" svg:height="0.635cm" svg:x="7.339cm" svg:y="6.696cm">
          <text:p text:style-name="P1"><text:span text:style-name="T1">Data::Profile</text:span></text:p>
        </draw:rect>
        <draw:connector draw:style-name="gr2" draw:text-style-name="P1" draw:layer="layout" draw:type="line" svg:x1="8.355cm" svg:y1="6.016cm" svg:x2="8.355cm" svg:y2="6.696cm" draw:start-shape="id1" draw:start-glue-point="2" draw:end-shape="id2" svg:d="M8355 6016v680">
          <text:p/>
        </draw:connector>
        <draw:rect draw:style-name="gr1" draw:text-style-name="P2" xml:id="id3" draw:id="id3" draw:layer="layout" svg:width="2.54cm" svg:height="0.635cm" svg:x="7.085cm" svg:y="3.984cm">
          <text:p text:style-name="P1"><text:span text:style-name="T1">ContextTemplate</text:span></text:p>
        </draw:rect>
        <draw:connector draw:style-name="gr2" draw:text-style-name="P1" draw:layer="layout" draw:type="line" svg:x1="8.355cm" svg:y1="5.381cm" svg:x2="8.355cm" svg:y2="4.619cm" draw:start-shape="id1" draw:start-glue-point="0" draw:end-shape="id3" draw:end-glue-point="2" svg:d="M8355 5381v-762">
          <text:p/>
        </draw:connector>
        <draw:rect draw:style-name="gr1" draw:text-style-name="P2" draw:layer="layout" svg:width="3.718cm" svg:height="0.635cm" draw:transform="rotate (1.5707963267946) translate (5.569cm 7.35cm)">
          <text:p text:style-name="P1"><text:span text:style-name="T1">ContextTemplateSchema</text:span></text:p>
        </draw:rect>
        <draw:rect draw:style-name="gr1" draw:text-style-name="P2" xml:id="id4" draw:id="id4" draw:layer="layout" svg:width="1.524cm" svg:height="0.635cm" svg:x="10.26cm" svg:y="3.984cm">
          <text:p text:style-name="P1"><text:span text:style-name="T1">Context</text:span></text:p>
        </draw:rect>
        <draw:connector draw:style-name="gr2" draw:text-style-name="P1" draw:layer="layout" draw:type="line" svg:x1="8.355cm" svg:y1="5.382cm" svg:x2="11.022cm" svg:y2="4.619cm" draw:end-shape="id4" draw:end-glue-point="2" svg:d="M8355 5382l2667-763">
          <text:p/>
        </draw:connector>
        <draw:connector draw:style-name="gr3" draw:text-style-name="P1" draw:layer="layout" draw:type="line" svg:x1="10.26cm" svg:y1="4.301cm" svg:x2="9.625cm" svg:y2="4.301cm" draw:start-shape="id4" draw:start-glue-point="3" draw:end-shape="id3" draw:end-glue-point="1" svg:d="M10260 4301h-635">
          <text:p/>
        </draw:connector>
        <draw:rect draw:style-name="gr1" draw:text-style-name="P2" xml:id="id5" draw:id="id5" draw:layer="layout" svg:width="2.032cm" svg:height="0.635cm" svg:x="10.017cm" svg:y="5.381cm">
          <text:p text:style-name="P1"><text:span text:style-name="T1">ContextValue</text:span></text:p>
        </draw:rect>
        <draw:connector draw:style-name="gr3" draw:text-style-name="P1" draw:layer="layout" draw:type="line" svg:x1="11.022cm" svg:y1="4.619cm" svg:x2="11.033cm" svg:y2="5.381cm" draw:start-shape="id4" draw:start-glue-point="2" draw:end-shape="id5" draw:end-glue-point="0" svg:d="M11022 4619l11 762">
          <text:p/>
        </draw:connector>
        <draw:rect draw:style-name="gr1" draw:text-style-name="P2" xml:id="id6" draw:id="id6" draw:layer="layout" svg:width="3.175cm" svg:height="0.635cm" svg:x="6.758cm" svg:y="2.568cm">
          <text:p text:style-name="P1"><text:span text:style-name="T1">HierContextTemplate</text:span></text:p>
        </draw:rect>
        <draw:connector draw:style-name="gr4" draw:text-style-name="P1" draw:layer="layout" draw:type="line" svg:x1="8.345cm" svg:y1="3.203cm" svg:x2="8.355cm" svg:y2="3.984cm" draw:start-shape="id6" draw:start-glue-point="2" draw:end-shape="id3" draw:end-glue-point="0" svg:d="M8345 3203l10 781">
          <text:p/>
        </draw:connector>
        <draw:line draw:style-name="gr5" draw:text-style-name="P1" draw:layer="layout" svg:x1="7.071cm" svg:y1="4.254cm" svg:x2="6.182cm" svg:y2="4.254cm">
          <text:p/>
        </draw:line>
        <draw:frame draw:style-name="gr6" draw:text-style-name="P3" draw:layer="layout" svg:width="0.93cm" svg:height="0.573cm" draw:transform="rotate (1.5707963267946) translate (6.632cm 4.997cm)">
          <draw:text-box>
            <text:p><text:span text:style-name="T2">0..*</text:span></text:p>
          </draw:text-box>
        </draw:frame>
        <draw:frame draw:style-name="gr7" draw:text-style-name="P3" draw:layer="layout" svg:width="0.646cm" svg:height="0.573cm" svg:x="6.053cm" svg:y="4.272cm">
          <draw:text-box>
            <text:p><text:span text:style-name="T2">1</text:span></text:p>
          </draw:text-box>
        </draw:frame>
        <draw:line draw:style-name="gr5" draw:text-style-name="P1" draw:layer="layout" svg:x1="9.255cm" svg:y1="3.977cm" svg:x2="9.255cm" svg:y2="3.19cm">
          <text:p/>
        </draw:line>
        <draw:frame draw:style-name="gr8" draw:text-style-name="P3" draw:layer="layout" svg:width="0.934cm" svg:height="0.573cm" svg:x="9.163cm" svg:y="3.089cm">
          <draw:text-box>
            <text:p><text:span text:style-name="T2">0..1</text:span></text:p>
          </draw:text-box>
        </draw:frame>
        <draw:line draw:style-name="gr9" draw:text-style-name="P1" draw:layer="layout" svg:x1="7.325cm" svg:y1="5.705cm" svg:x2="6.207cm" svg:y2="5.705cm">
          <text:p/>
        </draw:line>
        <draw:frame draw:style-name="gr6" draw:text-style-name="P3" draw:layer="layout" svg:width="0.93cm" svg:height="0.573cm" svg:x="9.103cm" svg:y="3.546cm">
          <draw:text-box>
            <text:p><text:span text:style-name="T2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17:18:28.32</dc:date>
    <dc:creator>Loc Nguyen</dc:creator>
    <meta:editing-duration>PT6H20M34S</meta:editing-duration>
    <meta:editing-cycles>48</meta:editing-cycles>
    <meta:document-statistic meta:object-count="20"/>
  </office:meta>
</office:document-meta>
</file>